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4D0000041CB4F02E3BC6F5C80A.png" manifest:media-type="image/png"/>
  <manifest:file-entry manifest:full-path="Pictures/100002010000074D0000041CAF21B256679E6FD5.png" manifest:media-type="image/png"/>
  <manifest:file-entry manifest:full-path="Pictures/100002010000074D0000041C856B630C0A9C6930.png" manifest:media-type="image/png"/>
  <manifest:file-entry manifest:full-path="Pictures/100002010000074D0000041CB15BD5A15FC13A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3.633cm, 11.729cm, 3.551cm, 13.032cm)" draw:image-opacity="100%" style:mirror="none"/>
    </style:style>
    <style:style style:name="gr3" style:family="graphic" style:parent-style-name="objectwithoutfill">
      <style:graphic-properties svg:stroke-width="0.2cm" svg:stroke-color="#faa61a" draw:marker-start-width="0.8cm" draw:marker-end-width="0.8cm" draw:fill="none" draw:textarea-vertical-align="middle" fo:padding-top="0.225cm" fo:padding-bottom="0.225cm" fo:padding-left="0.35cm" fo:padding-right="0.35cm"/>
    </style:style>
    <style:style style:name="gr4" style:family="graphic" style:parent-style-name="objectwithoutfill">
      <style:graphic-properties svg:stroke-width="0.1cm" svg:stroke-color="#ef413d" draw:marker-start-width="0.5cm" draw:marker-end="Symmetric_20_Arrow" draw:marker-end-width="0.6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1.434cm" fo:min-width="0cm"/>
    </style:style>
    <style:style style:name="gr6" style:family="graphic" style:parent-style-name="objectwithoutfill">
      <style:graphic-properties svg:stroke-width="0.1cm" svg:stroke-color="#ef413d" draw:marker-start-width="0.5cm" draw:marker-end="Arrow" draw:marker-end-width="0.6cm" draw:fill="none" draw:textarea-vertical-align="middle" fo:padding-top="0.175cm" fo:padding-bottom="0.175cm" fo:padding-left="0.3cm" fo:padding-right="0.3cm"/>
    </style:style>
    <style:style style:name="pr1" style:family="presentation" style:parent-style-name="Default-title">
      <style:graphic-properties draw:auto-grow-height="true"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require阻抗要求说明</text:p>
          </draw:text-box>
        </draw:frame>
        <draw:frame presentation:style-name="pr2" draw:layer="layout" svg:width="25.199cm" svg:height="9.134cm" svg:x="1.4cm" svg:y="3.685cm" presentation:class="outline">
          <draw:text-box>
            <text:list text:style-name="L2">
              <text:list-item>
                <text:p>Layer 1/3/4/6层有阻抗要求，需根据实际生产的PCB叠层厚度和介质调整阻抗线宽度，差分线的阻抗间距</text:p>
              </text:list-item>
              <text:list-item>
                <text:p>表层（Layer1/6）的阻抗线调整时如果需要增加阻抗线和附近铺铜的距离(clearance)，可酌情修改，但不得导致铺铜区域改变网络连接性，保持过孔和焊盘完整。</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draw:frame draw:style-name="gr2" draw:text-style-name="P2" draw:layer="layout" svg:width="13.969cm" svg:height="11.683cm" svg:x="12.466cm" svg:y="2.032cm">
          <draw:image xlink:href="Pictures/100002010000074D0000041C856B630C0A9C6930.png" xlink:type="simple" xlink:show="embed" xlink:actuate="onLoad">
            <text:p/>
          </draw:image>
        </draw:frame>
        <draw:path draw:style-name="gr3" draw:text-style-name="P3" draw:layer="layout" svg:width="6.811cm" svg:height="7.722cm" draw:transform="rotate (-1.5707963267949) translate (25.2215417784504cm 4.85490697283232cm)" svg:viewBox="0 0 6812 7723" svg:d="M4634 7711c149 40 282-40 433-24 119 12 241 5 361-12 128-20 248-71 373-108 163-49 229-192 385-265 158-74 184-296 312-409 138-122 163-270 205-420 66-235 50-482 72-722 13-144 11-288 12-433 1-139 0-280 0-421 0-151-19-306 0-457 21-165 22-328 24-493 3-163 0-328 0-493 0-172 0-345 0-517 0-152 0-304 0-457 0-164-1-329 0-493 2-151-27-300-84-445-55-140-42-296-60-445-18-148-67-293-120-433-77-205-296-320-482-421-118-64-250-108-384-108-164-1-330 0-493 0-193-2-390 30-578-12-194-44-385-24-577-49-188-25-376-59-565-60-260-3-523-10-782 0-170 6-336-21-505-12-188 8-378 8-565 0-197-10-353 98-542 121-142 17-283 65-408 132-138 74-263 171-397 252-162 96-178 259-205 409-25 140-36 281-48 421-13 152-10 305-12 457-1 140 0 281 0 421 0 145-9 290 0 433 10 152-33 310 48 457 96 173 220 330 313 505 81 151 212 270 264 445 56 188 293 225 421 361 111 117 278 115 409 192 148 85 288 197 385 337 83 119 143 256 229 373 99 133 208 257 336 373 131 117 317 161 385 337 60 155 153 294 241 432 95 149 218 277 337 409 127 139 297 239 469 325 156 77 253 244 433 289 137 34 240 142 372 192l48 48">
          <text:p/>
        </draw:path>
        <draw:line draw:style-name="gr4" draw:text-style-name="P3" draw:layer="layout" svg:x1="18.796cm" svg:y1="4.318cm" svg:x2="21.336cm" svg:y2="6.096cm">
          <text:p/>
        </draw:line>
        <draw:frame draw:style-name="gr5" draw:text-style-name="P4" draw:layer="layout" svg:width="11.176cm" svg:height="11.684cm" svg:x="1.016cm" svg:y="2.032cm">
          <draw:text-box>
            <text:p>Layer 1 正面表层</text:p>
            <text:p/>
            <text:p>阻抗参考层为Layer 2</text:p>
            <text:p/>
            <text:p>橙色区域内所有线宽为0.1mm的走线均为50欧阻抗线</text:p>
            <text:p/>
            <text:p>箭头所指走线为差分线，要求差分阻抗100欧</text:p>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draw:frame draw:style-name="gr2" draw:text-style-name="P2" draw:layer="layout" svg:width="13.969cm" svg:height="11.683cm" svg:x="12.466cm" svg:y="2.032cm">
          <draw:image xlink:href="Pictures/100002010000074D0000041CB15BD5A15FC13AAD.png" xlink:type="simple" xlink:show="embed" xlink:actuate="onLoad">
            <text:p/>
          </draw:image>
        </draw:frame>
        <draw:frame draw:style-name="gr5" draw:text-style-name="P4" draw:layer="layout" svg:width="11.176cm" svg:height="11.684cm" svg:x="1.016cm" svg:y="2.032cm">
          <draw:text-box>
            <text:p>Layer 3 内层</text:p>
            <text:p/>
            <text:p>阻抗参考层为Layer 2</text:p>
            <text:p/>
            <text:p>橙色区域内所有线宽为0.1mm的走线均为50欧阻抗线</text:p>
            <text:p/>
            <text:p>本层无差分线</text:p>
          </draw:text-box>
        </draw:frame>
        <draw:path draw:style-name="gr3" draw:text-style-name="P3" draw:layer="layout" svg:width="8.363cm" svg:height="6.975cm" svg:x="17.294cm" svg:y="4.608cm" svg:viewBox="0 0 8364 6976" svg:d="M179 4896c-46 243-176 465-179 720-2 173 1 363 95 508 92 143 175 297 317 402 184 138 415 127 614 233 155 83 337 94 508 148 206 65 430 49 646 64 129 10 260 0 391 0 148 0 296 0 445 0 169 0 338 0 508 0 126 0 255 0 381 0 151 0 303 0 455 0 197 0 396 0 593 0 211 0 424-13 635 0 214 15 414-66 624-85 216-18 406-141 614-191 215-51 350-213 529-317 201-115 286-342 434-508 161-179 189-418 296-625 91-176 174-370 180-571 6-183 53-358 53-540 0-135 26-269 32-402 11-197 0-396 10-593 10-193-5-390 0-582 7-213 1-428-42-635-35-170-86-332-148-497-53-141-122-271-191-402-71-138-177-247-285-350-167-157-322-336-519-455-144-87-313-120-476-137-136-13-265-55-402-53-201 3-403 0-604 0-145 0-291-6-434 0-139 7-273-19-412-11-159 10-326-43-477 0-122 36-239 12-338 85-110 81-255 114-339 222-83 107-177 211-201 360-19 127-6 246-42 370-32 117-27 244-64 360-41 129-124 242-211 350-106 132-133 317-265 433-151 133-236 330-413 434-141 85-284 172-402 286-124 120-277 191-402 296-182 155-404 231-572 403-156 160-379 249-529 412-99 109-244 114-296 265-48 146-204 245-222 402-16 139-43 274-53 413-10 140-9 281-11 423l32 138v53">
          <text:p/>
        </draw:path>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2" draw:layer="layout" svg:width="13.969cm" svg:height="11.683cm" svg:x="12.466cm" svg:y="2.032cm">
          <draw:image xlink:href="Pictures/100002010000074D0000041CAF21B256679E6FD5.png" xlink:type="simple" xlink:show="embed" xlink:actuate="onLoad">
            <text:p/>
          </draw:image>
        </draw:frame>
        <draw:frame draw:style-name="gr5" draw:text-style-name="P4" draw:layer="layout" svg:width="11.176cm" svg:height="11.684cm" svg:x="1.016cm" svg:y="2.032cm">
          <draw:text-box>
            <text:p>Layer 4 内层</text:p>
            <text:p/>
            <text:p>阻抗参考层为Layer 5</text:p>
            <text:p/>
            <text:p>橙色区域内所有线宽为0.1mm的走线均为50欧阻抗线</text:p>
            <text:p/>
            <text:p>箭头所指的两对走线为差分线，要求差分阻抗100欧</text:p>
          </draw:text-box>
        </draw:frame>
        <draw:path draw:style-name="gr3" draw:text-style-name="P3" draw:layer="layout" svg:width="5.775cm" svg:height="7.183cm" draw:transform="rotate (-1.5707963267949) translate (25.2712882345998cm 5.64654501379727cm)" svg:viewBox="0 0 5776 7184" svg:d="M4113 7176c157 0 314 0 471 0 195 0 413 39 588-59 183-102 454-180 455-441 2-154 60-299 59-455 0-211 47-420 44-632-2-225 9-451 30-676 20-214 11-431 14-647 5-268 0-540 0-809 0-195 0-393 0-588 0-210-6-422 0-632 7-207-44-411-58-617-12-178-74-339-133-500-95-266-305-537-602-617-230-62-431-183-662-265-203-72-384-123-588-176-232-60-480-52-720-59-269-7-539 0-808 0-182 0-364-3-544 0-192 4-384-16-574 29-167 41-341 81-485 177-202 136-340 360-396 588-49 201-35 412-59 617-29 247-40 489-88 735-38 203-39 410-30 617 10 230-7 462 0 691 7 188-21 372-15 559 7 196 0 392 0 588 0 162-28 327 0 485 30 169 103 359 309 426 182 59 360 98 544 118 171 20 329 76 485 147 200 91 313 266 456 411 125 126 235 281 279 456 52 204 267 282 441 294 173 12 334 36 500 73 157 35 309 93 470 103 147 10 293 31 441 44h176 147 30">
          <text:p/>
        </draw:path>
        <draw:line draw:style-name="gr4" draw:text-style-name="P3" draw:layer="layout" svg:x1="20.828cm" svg:y1="4.826cm" svg:x2="21.336cm" svg:y2="7.874cm">
          <text:p/>
        </draw:line>
        <draw:line draw:style-name="gr6" draw:text-style-name="P3" draw:layer="layout" svg:x1="23.876cm" svg:y1="12.446cm" svg:x2="23.368cm" svg:y2="9.398cm">
          <text:p/>
        </draw:lin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draw:frame draw:style-name="gr2" draw:text-style-name="P2" draw:layer="layout" svg:width="13.969cm" svg:height="11.683cm" svg:x="12.466cm" svg:y="2.032cm">
          <draw:image xlink:href="Pictures/100002010000074D0000041CB4F02E3BC6F5C80A.png" xlink:type="simple" xlink:show="embed" xlink:actuate="onLoad">
            <text:p/>
          </draw:image>
        </draw:frame>
        <draw:frame draw:style-name="gr5" draw:text-style-name="P4" draw:layer="layout" svg:width="11.176cm" svg:height="11.684cm" svg:x="1.016cm" svg:y="2.032cm">
          <draw:text-box>
            <text:p>Layer 6背面表层</text:p>
            <text:p/>
            <text:p>阻抗参考层为Layer 5</text:p>
            <text:p/>
            <text:p>橙色区域内所有线宽为0.1mm的走线均为50欧阻抗线</text:p>
            <text:p/>
            <text:p>本层无差分线</text:p>
          </draw:text-box>
        </draw:frame>
        <draw:path draw:style-name="gr3" draw:text-style-name="P3" draw:layer="layout" svg:width="4.488cm" svg:height="6.67cm" draw:transform="rotate (1.21841435081724) translate (17.143628758844cm 10.7446411893769cm)" svg:viewBox="0 0 4489 6671" svg:d="M1130 106c126 22 226-50 346-73 103-20 209-48 309-23 120 30 242 70 350 135 104 63 194 147 277 235 94 100 172 215 256 324 76 99 187 173 256 278 80 121 177 233 228 372 40 107 129 180 171 292 50 134 140 251 196 382 38 89 70 186 132 261 81 99 128 211 190 321 72 126 147 253 198 391 48 126 88 259 142 384 40 93 79 189 114 285 36 98 88 194 109 297 21 96 6 200 36 296 29 94-9 199 33 288 58 122-56 181-100 273-49 106-135 186-215 279-92 107-153 239-246 345-94 107-167 226-270 327-82 80-162 162-250 237-83 71-159 160-261 206-133 59-252 146-391 198-99 37-181 112-281 149-118 43-234 78-364 97-107 15-212 12-309-23-123-44-173-168-211-277-32-94-69-187-103-280s-69-188-103-281c-60-163-120-327-180-489-50-137-100-273-150-408-62-166-114-334-175-499-46-126-110-247-130-380-16-107-58-203-86-305-34-127-75-250-119-375-36-99-66-200-101-298-41-118-86-237-129-353-40-107-78-215-118-320-37-99-72-200-93-303-28-139-75-275-81-415-4-115-18-231 12-341 42-155 123-309 246-418 96-85 161-199 248-292 122-128 123-312 237-441 64-73 154-120 247-146l119 1 118 49 60 42">
          <text:p/>
        </draw:path>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4T14:32:28.813801733</meta:creation-date>
    <dc:date>2019-05-24T15:10:35.235939398</dc:date>
    <meta:editing-duration>PT1M5S</meta:editing-duration>
    <meta:editing-cycles>1</meta:editing-cycles>
    <meta:document-statistic meta:object-count="48"/>
    <meta:generator>LibreOffice/6.0.7.3$Linux_X86_64 LibreOffice_project/00m0$Build-3</meta:generator>
  </office:meta>
</office:document-meta>
</file>